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331e62"/>
    </style:style>
    <style:style style:name="P2" style:family="paragraph" style:parent-style-name="Standard">
      <style:text-properties officeooo:rsid="003966c0" officeooo:paragraph-rsid="003966c0"/>
    </style:style>
    <style:style style:name="P3" style:family="paragraph" style:parent-style-name="Standard">
      <style:text-properties officeooo:rsid="0042a939" officeooo:paragraph-rsid="0042a939"/>
    </style:style>
    <style:style style:name="P4" style:family="paragraph" style:parent-style-name="Standard">
      <style:text-properties officeooo:rsid="0042a939" officeooo:paragraph-rsid="007214ea"/>
    </style:style>
    <style:style style:name="P5" style:family="paragraph" style:parent-style-name="Standard">
      <style:text-properties officeooo:paragraph-rsid="00477681"/>
    </style:style>
    <style:style style:name="P6" style:family="paragraph" style:parent-style-name="Standard">
      <style:text-properties officeooo:rsid="0058b983" officeooo:paragraph-rsid="0058b983"/>
    </style:style>
    <style:style style:name="P7" style:family="paragraph" style:parent-style-name="Standard">
      <style:text-properties officeooo:rsid="00749aa5" officeooo:paragraph-rsid="00749aa5"/>
    </style:style>
    <style:style style:name="P8" style:family="paragraph" style:parent-style-name="Standard">
      <style:text-properties officeooo:rsid="0082f02b" officeooo:paragraph-rsid="0082f02b"/>
    </style:style>
    <style:style style:name="P9" style:family="paragraph" style:parent-style-name="Standard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bold" style:letter-kerning="true" style:font-size-asian="18pt" style:font-style-asian="normal" style:font-weight-asian="bold" style:font-size-complex="18pt" style:font-weight-complex="bold" style:text-emphasize="none"/>
    </style:style>
    <style:style style:name="P10" style:family="paragraph" style:parent-style-name="Standard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bold" officeooo:paragraph-rsid="004408d9" style:letter-kerning="true" style:font-size-asian="18pt" style:font-style-asian="normal" style:font-weight-asian="bold" style:font-size-complex="18pt" style:font-weight-complex="bold" style:text-emphasize="none"/>
    </style:style>
    <style:style style:name="P11" style:family="paragraph" style:parent-style-name="Standard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bold" officeooo:rsid="004638a0" officeooo:paragraph-rsid="004638a0" style:letter-kerning="true" style:font-size-asian="18pt" style:font-style-asian="normal" style:font-weight-asian="bold" style:font-size-complex="18pt" style:font-weight-complex="bold" style:text-emphasize="none"/>
    </style:style>
    <style:style style:name="P12" style:family="paragraph" style:parent-style-name="Standard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bold" officeooo:rsid="004b8341" style:letter-kerning="true" style:font-size-asian="18pt" style:font-style-asian="normal" style:font-weight-asian="bold" style:font-size-complex="18pt" style:font-weight-complex="bold" style:text-emphasize="none"/>
    </style:style>
    <style:style style:name="P13" style:family="paragraph" style:parent-style-name="Standard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bold" officeooo:rsid="00477681" officeooo:paragraph-rsid="00477681" style:letter-kerning="true" style:font-size-asian="18pt" style:font-style-asian="normal" style:font-weight-asian="bold" style:font-size-complex="18pt" style:font-weight-complex="bold" style:text-emphasize="none"/>
    </style:style>
    <style:style style:name="P14" style:family="paragraph" style:parent-style-name="Standard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officeooo:rsid="005b627b" officeooo:paragraph-rsid="0058b983" style:letter-kerning="true" style:font-size-asian="18pt" style:font-style-asian="normal" style:font-weight-asian="normal" style:font-size-complex="18pt" style:font-weight-complex="bold" style:text-emphasize="none"/>
    </style:style>
    <style:style style:name="P15" style:family="paragraph" style:parent-style-name="Standard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officeooo:rsid="003de818" officeooo:paragraph-rsid="003966c0" style:letter-kerning="true" style:font-size-asian="18pt" style:font-style-asian="normal" style:font-weight-asian="normal" style:font-size-complex="18pt" style:font-weight-complex="bold" style:text-emphasize="none"/>
    </style:style>
    <style:style style:name="P16" style:family="paragraph" style:parent-style-name="Standard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officeooo:rsid="003de818" officeooo:paragraph-rsid="006511b3" style:letter-kerning="true" style:font-size-asian="18pt" style:font-style-asian="normal" style:font-weight-asian="normal" style:font-size-complex="18pt" style:font-weight-complex="bold" style:text-emphasize="none"/>
    </style:style>
    <style:style style:name="P17" style:family="paragraph" style:parent-style-name="Standard">
      <style:paragraph-properties fo:break-before="page"/>
      <style:text-properties fo:font-size="18pt" fo:font-weight="bold" officeooo:paragraph-rsid="004408d9" style:font-size-asian="18pt" style:font-weight-asian="bold" style:font-size-complex="18pt" style:font-weight-complex="bold"/>
    </style:style>
    <style:style style:name="P18" style:family="paragraph" style:parent-style-name="Standard">
      <style:text-properties fo:font-size="18pt" style:text-underline-style="none" fo:font-weight="bold" officeooo:rsid="00254c27" officeooo:paragraph-rsid="00254c27" style:font-size-asian="18pt" style:font-weight-asian="bold" style:font-size-complex="18pt" style:font-weight-complex="bold"/>
    </style:style>
    <style:style style:name="P19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6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Lohit Devanagari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Liberation Serif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2" style:family="text">
      <style:text-properties fo:color="#000000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02929fa" style:letter-kerning="true" style:font-style-asian="normal" style:font-weight-asian="normal" style:text-emphasize="none"/>
    </style:style>
    <style:style style:name="T3" style:family="text">
      <style:text-properties fo:color="#000000" style:text-outline="false" style:text-line-through-style="none" style:text-line-through-type="none" style:font-name="Liberation Serif" fo:letter-spacing="normal" fo:font-style="normal" fo:text-shadow="none" style:text-underline-style="none" fo:font-weight="normal" officeooo:rsid="0028f93b" style:letter-kerning="true" style:font-style-asian="normal" style:font-weight-asian="normal" style:text-emphasize="none"/>
    </style:style>
    <style:style style:name="T4" style:family="text">
      <style:text-properties fo:color="#000000" style:text-outline="false" style:text-line-through-style="none" style:text-line-through-type="none" style:font-name="Liberation Serif" fo:letter-spacing="normal" fo:font-style="normal" fo:text-shadow="none" style:text-underline-style="none" style:letter-kerning="true" style:font-style-asian="normal" style:text-emphasize="none"/>
    </style:style>
    <style:style style:name="T5" style:family="text">
      <style:text-properties fo:color="#000000" style:text-outline="false" style:text-line-through-style="none" style:text-line-through-type="none" style:font-name="Liberation Serif" fo:letter-spacing="normal" fo:font-style="normal" fo:text-shadow="none" style:text-underline-style="none" officeooo:rsid="004408d9" style:letter-kerning="true" style:font-style-asian="normal" style:text-emphasize="none"/>
    </style:style>
    <style:style style:name="T6" style:family="text">
      <style:text-properties fo:color="#000000" style:text-outline="false" style:text-line-through-style="none" style:text-line-through-type="none" style:font-name="Liberation Serif" fo:letter-spacing="normal" fo:font-style="normal" fo:text-shadow="none" style:text-underline-style="solid" style:text-underline-type="double" style:text-underline-width="auto" style:text-underline-color="font-color" fo:font-weight="normal" style:letter-kerning="true" style:font-style-asian="normal" style:font-weight-asian="normal" style:text-emphasize="none"/>
    </style:style>
    <style:style style:name="T7" style:family="text">
      <style:text-properties fo:color="#000000" style:text-outline="false" style:text-line-through-style="none" style:text-line-through-type="none" style:font-name="Liberation Serif" fo:letter-spacing="normal" fo:font-style="normal" fo:text-shadow="none" style:text-underline-style="solid" style:text-underline-type="double" style:text-underline-width="auto" style:text-underline-color="font-color" fo:font-weight="normal" officeooo:rsid="00870dd7" style:letter-kerning="true" style:font-style-asian="normal" style:font-weight-asian="normal" style:text-emphasize="none"/>
    </style:style>
    <style:style style:name="T8" style:family="text">
      <style:text-properties fo:color="#000000" style:text-outline="false" style:text-line-through-style="none" style:text-line-through-type="none" style:font-name="Liberation Serif" fo:letter-spacing="normal" fo:font-style="normal" fo:text-shadow="none" style:text-underline-style="solid" style:text-underline-type="double" style:text-underline-width="auto" style:text-underline-color="font-color" fo:font-weight="normal" officeooo:rsid="008811f2" style:letter-kerning="true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Liberation Serif" fo:letter-spacing="normal" fo:font-style="normal" fo:text-shadow="none" fo:font-weight="normal" style:letter-kerning="true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Liberation Serif" fo:letter-spacing="normal" fo:font-style="normal" fo:text-shadow="none" fo:font-weight="normal" officeooo:rsid="00870dd7" style:letter-kerning="true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Liberation Serif" fo:letter-spacing="normal" fo:font-style="normal" fo:text-shadow="none" fo:font-weight="normal" officeooo:rsid="008811f2" style:letter-kerning="true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Liberation Serif" fo:letter-spacing="normal" fo:font-style="normal" fo:text-shadow="none" fo:font-weight="normal" officeooo:rsid="002929fa" style:letter-kerning="true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Liberation Serif" fo:letter-spacing="normal" fo:font-style="normal" fo:text-shadow="none" fo:font-weight="normal" officeooo:rsid="0028f93b" style:letter-kerning="true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style:letter-kerning="true" style:font-size-asian="18pt" style:font-style-asian="normal" style:font-weight-asian="normal" style:font-size-complex="18pt" style:font-weight-complex="bold" style:text-emphasize="none"/>
    </style:style>
    <style:style style:name="T15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officeooo:rsid="0028f93b" style:letter-kerning="true" style:font-size-asian="18pt" style:font-style-asian="normal" style:font-weight-asian="normal" style:font-size-complex="18pt" style:font-weight-complex="bold" style:text-emphasize="none"/>
    </style:style>
    <style:style style:name="T16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officeooo:rsid="0039c8a3" style:letter-kerning="true" style:font-size-asian="18pt" style:font-style-asian="normal" style:font-weight-asian="normal" style:font-size-complex="18pt" style:font-weight-complex="bold" style:text-emphasize="none"/>
    </style:style>
    <style:style style:name="T17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officeooo:rsid="003b8497" style:letter-kerning="true" style:font-size-asian="18pt" style:font-style-asian="normal" style:font-weight-asian="normal" style:font-size-complex="18pt" style:font-weight-complex="bold" style:text-emphasize="none"/>
    </style:style>
    <style:style style:name="T18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officeooo:rsid="003c6e9f" style:letter-kerning="true" style:font-size-asian="18pt" style:font-style-asian="normal" style:font-weight-asian="normal" style:font-size-complex="18pt" style:font-weight-complex="bold" style:text-emphasize="none"/>
    </style:style>
    <style:style style:name="T19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officeooo:rsid="003de818" style:letter-kerning="true" style:font-size-asian="18pt" style:font-style-asian="normal" style:font-weight-asian="normal" style:font-size-complex="18pt" style:font-weight-complex="bold" style:text-emphasize="none"/>
    </style:style>
    <style:style style:name="T20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officeooo:rsid="00542499" style:letter-kerning="true" style:font-size-asian="18pt" style:font-style-asian="normal" style:font-weight-asian="normal" style:font-size-complex="18pt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officeooo:rsid="005a1a2f" style:letter-kerning="true" style:font-size-asian="18pt" style:font-style-asian="normal" style:font-weight-asian="normal" style:font-size-complex="18pt" style:font-weight-complex="bold" style:text-emphasize="none"/>
    </style:style>
    <style:style style:name="T22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officeooo:rsid="005b627b" style:letter-kerning="true" style:font-size-asian="18pt" style:font-style-asian="normal" style:font-weight-asian="normal" style:font-size-complex="18pt" style:font-weight-complex="bold" style:text-emphasize="none"/>
    </style:style>
    <style:style style:name="T23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officeooo:rsid="00654e32" style:letter-kerning="true" style:font-size-asian="18pt" style:font-style-asian="normal" style:font-weight-asian="normal" style:font-size-complex="18pt" style:font-weight-complex="bold" style:text-emphasize="none"/>
    </style:style>
    <style:style style:name="T24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officeooo:rsid="00670aa2" style:letter-kerning="true" style:font-size-asian="18pt" style:font-style-asian="normal" style:font-weight-asian="normal" style:font-size-complex="18pt" style:font-weight-complex="bold" style:text-emphasize="none"/>
    </style:style>
    <style:style style:name="T25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officeooo:rsid="00683e84" style:letter-kerning="true" style:font-size-asian="18pt" style:font-style-asian="normal" style:font-weight-asian="normal" style:font-size-complex="18pt" style:font-weight-complex="bold" style:text-emphasize="none"/>
    </style:style>
    <style:style style:name="T26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officeooo:rsid="006a5550" style:letter-kerning="true" style:font-size-asian="18pt" style:font-style-asian="normal" style:font-weight-asian="normal" style:font-size-complex="18pt" style:font-weight-complex="bold" style:text-emphasize="none"/>
    </style:style>
    <style:style style:name="T27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officeooo:rsid="006cc546" style:letter-kerning="true" style:font-size-asian="18pt" style:font-style-asian="normal" style:font-weight-asian="normal" style:font-size-complex="18pt" style:font-weight-complex="bold" style:text-emphasize="none"/>
    </style:style>
    <style:style style:name="T28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officeooo:rsid="00766f12" style:letter-kerning="true" style:font-size-asian="18pt" style:font-style-asian="normal" style:font-weight-asian="normal" style:font-size-complex="18pt" style:font-weight-complex="bold" style:text-emphasize="none"/>
    </style:style>
    <style:style style:name="T29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normal" officeooo:rsid="00793686" style:letter-kerning="true" style:font-size-asian="18pt" style:font-style-asian="normal" style:font-weight-asian="normal" style:font-size-complex="18pt" style:font-weight-complex="bold" style:text-emphasize="none"/>
    </style:style>
    <style:style style:name="T30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bold" style:letter-kerning="true" style:font-size-asian="18pt" style:font-style-asian="normal" style:font-weight-asian="bold" style:font-size-complex="18pt" style:font-weight-complex="bold" style:text-emphasize="none"/>
    </style:style>
    <style:style style:name="T31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bold" officeooo:rsid="003844a7" style:letter-kerning="true" style:font-size-asian="18pt" style:font-style-asian="normal" style:font-weight-asian="bold" style:font-size-complex="18pt" style:font-weight-complex="bold" style:text-emphasize="none"/>
    </style:style>
    <style:style style:name="T32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bold" officeooo:rsid="00477681" style:letter-kerning="true" style:font-size-asian="18pt" style:font-style-asian="normal" style:font-weight-asian="bold" style:font-size-complex="18pt" style:font-weight-complex="bold" style:text-emphasize="none"/>
    </style:style>
    <style:style style:name="T33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bold" officeooo:rsid="005e5eb6" style:letter-kerning="true" style:font-size-asian="18pt" style:font-style-asian="normal" style:font-weight-asian="bold" style:font-size-complex="18pt" style:font-weight-complex="bold" style:text-emphasize="none"/>
    </style:style>
    <style:style style:name="T34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bold" officeooo:rsid="00628dd3" style:letter-kerning="true" style:font-size-asian="18pt" style:font-style-asian="normal" style:font-weight-asian="bold" style:font-size-complex="18pt" style:font-weight-complex="bold" style:text-emphasize="none"/>
    </style:style>
    <style:style style:name="T35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bold" officeooo:rsid="003de818" style:letter-kerning="true" style:font-size-asian="18pt" style:font-style-asian="normal" style:font-weight-asian="bold" style:font-size-complex="18pt" style:font-weight-complex="bold" style:text-emphasize="none"/>
    </style:style>
    <style:style style:name="T36" style:family="text">
      <style:text-properties fo:color="#000000" style:text-outline="false" style:text-line-through-style="none" style:text-line-through-type="none" style:font-name="Liberation Serif" fo:font-size="18pt" fo:letter-spacing="normal" fo:font-style="normal" fo:text-shadow="none" style:text-underline-style="none" fo:font-weight="bold" officeooo:rsid="007c458e" style:letter-kerning="true" style:font-size-asian="18pt" style:font-style-asian="normal" style:font-weight-asian="bold" style:font-size-complex="18pt" style:font-weight-complex="bold" style:text-emphasize="none"/>
    </style:style>
    <style:style style:name="T37" style:family="text">
      <style:text-properties officeooo:rsid="00944cf0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36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8pt" style:language-asian="zh" style:country-asian="CN" style:font-style-asian="normal" style:font-weight-asian="normal" style:font-name-complex="Lohit Devanagari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5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5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normal" style:font-weight-asian="normal" style:font-name-complex="Lohit Devanagari" style:font-size-complex="1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solid" svg:stroke-color="#000000" draw:fill="none" draw:fill-color="#ffffff" draw:textarea-vertical-align="middle" fo:min-height="0.739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draw:textarea-vertical-align="middle" fo:min-height="1.059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color="#000000" draw:fill="none" draw:fill-color="#ffffff" draw:textarea-vertical-align="middle" fo:min-height="1.1925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color="#000000" draw:fill="none" draw:fill-color="#ffffff" draw:textarea-vertical-align="middle" fo:min-height="1.4134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color="#000000" draw:fill="none" draw:fill-color="#ffffff" draw:textarea-vertical-align="middle" fo:min-height="1.2799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justify" draw:textarea-vertical-align="middle" draw:auto-grow-height="false" fo:min-height="0.0992in" fo:min-width="0.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text:anchor-type="paragraph" draw:z-index="6" draw:name="Shape1" draw:style-name="gr5" draw:text-style-name="P20" svg:width="3.5315in" svg:height="1.2803in" svg:x="1.3673in" svg:y="4.8598in"><draw:text-box><text:p text:style-name="P19"><text:span text:style-name="T38">Storage</text:span></text:p><text:p text:style-name="P19"><text:span text:style-name="T39">Upsert data into the DS,</text:span></text:p><text:p text:style-name="P19"><text:span text:style-name="T39">Get data from the DS,</text:span></text:p><text:p text:style-name="P19"><text:span text:style-name="T39"/></text:p></draw:text-box></draw:frame><draw:frame text:anchor-type="paragraph" draw:z-index="0" draw:name="Shape1" draw:style-name="gr1" draw:text-style-name="P20" svg:width="1.0315in" svg:height="0.7398in" svg:x="2.7736in" svg:y="-0.2453in"><draw:text-box><text:p text:style-name="P19"><text:span text:style-name="T38">ui</text:span></text:p></draw:text-box></draw:frame><draw:frame text:anchor-type="paragraph" draw:z-index="1" draw:name="Shape1" draw:style-name="gr2" draw:text-style-name="P20" svg:width="2.1043in" svg:height="1.0594in" svg:x="1.9402in" svg:y="0.9598in"><draw:text-box><text:p text:style-name="P19"><text:span text:style-name="T38">Manager</text:span></text:p><text:p text:style-name="P19"><text:span text:style-name="T39">Static and dynamic init,</text:span></text:p><text:p text:style-name="P19"><text:span text:style-name="T39"/></text:p></draw:text-box></draw:frame><draw:frame text:anchor-type="paragraph" draw:z-index="2" draw:name="Shape1" draw:style-name="gr2" draw:text-style-name="P20" svg:width="2.1043in" svg:height="1.0594in" svg:x="4.8673in" svg:y="0.9417in"><draw:text-box><text:p text:style-name="P19"><text:span text:style-name="T38">Params </text:span></text:p><text:p text:style-name="P19"><text:span text:style-name="T39">Reads the configuration </text:span><text:span text:style-name="T39">file,</text:span></text:p></draw:text-box></draw:frame><draw:frame text:anchor-type="paragraph" draw:z-index="3" draw:name="Shape1" draw:style-name="gr3" draw:text-style-name="P20" svg:width="2.4067in" svg:height="1.1925in" svg:x="4.7528in" svg:y="2.9035in"><draw:text-box><text:p text:style-name="P19"><text:span text:style-name="T38">Parse</text:span></text:p><text:p text:style-name="P19"><text:span text:style-name="T39">Parse lines into </text:span><text:span text:style-name="T39">structure,</text:span></text:p><text:p text:style-name="P19"><text:span text:style-name="T39"/></text:p></draw:text-box></draw:frame><draw:frame text:anchor-type="paragraph" draw:z-index="4" draw:name="Shape1" draw:style-name="gr2" draw:text-style-name="P20" svg:width="2.1043in" svg:height="1.0594in" svg:x="2.1382in" svg:y="2.8972in"><draw:text-box><text:p text:style-name="P19"><text:span text:style-name="T38">Read</text:span></text:p><text:p text:style-name="P19"><text:span text:style-name="T39">Reads the detected files </text:span><text:span text:style-name="T39">into buffer</text:span></text:p></draw:text-box></draw:frame><draw:frame text:anchor-type="paragraph" draw:z-index="5" draw:name="Shape1" draw:style-name="gr4" draw:text-style-name="P20" svg:width="2.1043in" svg:height="1.4134in" svg:x="-0.4661in" svg:y="2.7201in"><draw:text-box><text:p text:style-name="P19"><text:span text:style-name="T38">Detect</text:span></text:p><text:p text:style-name="P19"><text:span text:style-name="T40">Notice if there is new </text:span><text:span text:style-name="T40">file insife dir,</text:span></text:p><text:p text:style-name="P19"><text:span text:style-name="T40">Get the file name and </text:span><text:span text:style-name="T40">put inside queue</text:span></text:p></draw:text-box></draw:frame><draw:frame text:anchor-type="paragraph" draw:z-index="7" draw:name="Shape1" draw:style-name="gr2" draw:text-style-name="P20" svg:width="2.1043in" svg:height="1.0594in" svg:x="2.3256in" svg:y="6.6366in"><draw:text-box><text:p text:style-name="P19"><text:span text:style-name="T38">Report</text:span></text:p></draw:text-box></draw:frame><draw:custom-shape text:anchor-type="paragraph" draw:z-index="8" draw:name="Shape2" draw:style-name="gr6" svg:width="0.6878in" svg:height="0.198in" svg:x="4.0445in" svg:y="1.296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7"><text:span text:style-name="T5">UI</text:span><text:span text:style-name="T4">:</text:span></text:p>
      <text:p text:style-name="P10"/>
      <text:p text:style-name="P11">Manag<text:span text:style-name="T37">e</text:span>:</text:p>
      <text:p text:style-name="P12"/>
      <text:p text:style-name="P9">Params:</text:p>
      <text:p text:style-name="P18"><text:span text:style-name="T9">Get</text:span><text:span text:style-name="T10">Config</text:span><text:span text:style-name="T11">Parameters</text:span><text:span text:style-name="T9">(config file name, </text:span><text:span text:style-name="T12">config struct</text:span><text:span text:style-name="T13">);</text:span></text:p>
      <text:p text:style-name="P13"/>
      <text:p text:style-name="P5"><text:span text:style-name="T32">Detect:</text:span></text:p>
      <text:p text:style-name="P6"><text:span text:style-name="T15">F</text:span><text:span text:style-name="T14">ileDetect</text:span><text:span text:style-name="T29">or</text:span><text:span text:style-name="T21">(directory name,</text:span><text:span text:style-name="T22">)</text:span></text:p>
      <text:p text:style-name="P14"/>
      <text:p text:style-name="P1"><text:span text:style-name="T31">Read</text:span><text:span text:style-name="T30">:</text:span></text:p>
      <text:p text:style-name="P2"><text:span text:style-name="T18">Line</text:span><text:span text:style-name="T14">Read</text:span><text:span text:style-name="T25">er</text:span><text:span text:style-name="T16">(</text:span><text:span text:style-name="T20">Reader struct, </text:span><text:span text:style-name="T17">CDR record file, </text:span><text:span text:style-name="T19">);</text:span></text:p>
      <text:p text:style-name="P15"/>
      <text:p text:style-name="P3"><text:span text:style-name="T33">Parse</text:span><text:span text:style-name="T30">:</text:span></text:p>
      <text:p text:style-name="P7"><text:span text:style-name="T18">Line</text:span><text:span text:style-name="T23">Parse</text:span><text:span text:style-name="T24">r</text:span><text:span text:style-name="T16">(</text:span><text:span text:style-name="T27">Parser</text:span><text:span text:style-name="T20"> struct, </text:span><text:span text:style-name="T17">CDR record </text:span><text:span text:style-name="T26">line</text:span><text:span text:style-name="T17">, </text:span><text:span text:style-name="T19">);</text:span></text:p>
      <text:p text:style-name="P16"/>
      <text:p text:style-name="P4"><text:span text:style-name="T36">Storage</text:span><text:span text:style-name="T35">:</text:span></text:p>
      <text:p text:style-name="P7"><text:span text:style-name="T28">Upsert</text:span><text:span text:style-name="T16">(</text:span><text:span text:style-name="T27">Parser</text:span><text:span text:style-name="T20"> struct, </text:span><text:span text:style-name="T17">CDR record </text:span><text:span text:style-name="T26">line</text:span><text:span text:style-name="T17">, </text:span><text:span text:style-name="T19">)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1T16:09:45.801451326</meta:creation-date>
    <dc:date>2018-08-22T09:17:35.879026053</dc:date>
    <meta:editing-duration>PT1H18M53S</meta:editing-duration>
    <meta:editing-cycles>94</meta:editing-cycles>
    <meta:generator>LibreOffice/6.0.3.2$Linux_X86_64 LibreOffice_project/00m0$Build-2</meta:generator>
    <meta:document-statistic meta:table-count="0" meta:image-count="0" meta:object-count="0" meta:page-count="2" meta:paragraph-count="12" meta:word-count="32" meta:character-count="256" meta:non-whitespace-character-count="236"/>
  </office:meta>
</office:document-meta>
</file>